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7.879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0.85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2cm solid #000000" fo:border-left="none" fo:border-right="0.002cm solid #000000" fo:border-top="none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Units" table:style-name="ta1" table:print="false">
        <table:table-column table:style-name="co1" table:number-columns-repeated="5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M</text:p>
          </table:table-cell>
          <table:table-cell table:style-name="ce1" office:value-type="string">
            <text:p>LP</text:p>
          </table:table-cell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P</text:p>
          </table:table-cell>
          <table:table-cell table:style-name="ce3" office:value-type="string">
            <text:p>MD</text:p>
          </table:table-cell>
          <table:table-cell table:style-name="ce3" office:value-type="string">
            <text:p>Koeffizient</text:p>
          </table:table-cell>
          <table:table-cell table:style-name="ce5" office:value-type="string">
            <text:p>Cost</text:p>
          </table:table-cell>
          <table:table-cell table:style-name="ce3" office:value-type="string">
            <text:p>Unitname</text:p>
          </table:table-cell>
          <table:table-cell table:style-name="ce1" office:value-type="string">
            <text:p>Description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.A2:.F2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Lowes possible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formula="of:=SUM([.A3:.F3])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owes playable</text:p>
          </table:table-cell>
          <table:table-cell table:style-name="ce1" office:value-type="string">
            <text:p>low change of surviving a hit, slow and bad stats</text:p>
          </table:table-cell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3" table:number-columns-repeated="4"/>
          <table:table-cell table:style-name="ce1"/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table:formula="of:=SUM([.A5:.F5])" office:value-type="float" office:value="27">
            <text:p>27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table:style-name="ce4" table:formula="of:=SUM([.A6:.F6])" office:value-type="float" office:value="47">
            <text:p>47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Ghoul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formula="of:=SUM([.A7:.F7])" office:value-type="float" office:value="40">
            <text:p>40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Direwolf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table:formula="of:=SUM([.A8:.F8])" office:value-type="float" office:value="55">
            <text:p>5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Blood Knight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12">
            <text:p>12</text:p>
          </table:table-cell>
          <table:table-cell table:style-name="ce3" table:formula="of:=SUM([.A9:.F9])" office:value-type="float" office:value="65">
            <text:p>65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Bloodmage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3" table:number-columns-repeated="4"/>
          <table:table-cell table:style-name="ce1"/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formula="of:=SUM([.A11:.F11])" office:value-type="float" office:value="27">
            <text:p>27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Peasan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formula="of:=SUM([.A12:.F12])" office:value-type="float" office:value="32">
            <text:p>32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own-Guard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table:formula="of:=SUM([.A13:.F13])" office:value-type="float" office:value="50">
            <text:p>50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Knigh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table:formula="of:=SUM([.A14:.F14])" office:value-type="float" office:value="45">
            <text:p>45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Cleric</text:p>
          </table:table-cell>
          <table:table-cell table:number-columns-repeated="101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table:formula="of:=SUM([.A15:.F15])" office:value-type="float" office:value="54">
            <text:p>54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ristocrat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3" table:number-columns-repeated="4"/>
          <table:table-cell table:style-name="ce1"/>
          <table:table-cell table:number-columns-repeated="1014"/>
        </table:table-row>
        <table:table-row table:style-name="ro2">
          <table:table-cell table:number-columns-repeated="5"/>
          <table:table-cell table:style-name="ce4"/>
          <table:table-cell table:style-name="ce4" table:formula="of:=SUM([.A17:.F17])" office:value-type="float" office:value="0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 table:number-columns-repeated="5"/>
          <table:table-cell table:style-name="ce4"/>
          <table:table-cell table:style-name="ce4" table:formula="of:=SUM([.A18:.F18])" office:value-type="float" office:value="0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 table:number-columns-repeated="5"/>
          <table:table-cell table:style-name="ce4"/>
          <table:table-cell table:style-name="ce4" table:formula="of:=SUM([.A19:.F19])" office:value-type="float" office:value="0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2" table:number-rows-repeated="2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ildings" table:style-name="ta1" table:print="false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Card</text:p>
          </table:table-cell>
          <table:table-cell office:value-type="string">
            <text:p>Type</text:p>
          </table:table-cell>
          <table:table-cell office:value-type="string">
            <text:p>Cost</text:p>
          </table:table-cell>
          <table:table-cell office:value-type="string">
            <text:p>LP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Towncenter</text:p>
          </table:table-cell>
          <table:table-cell office:value-type="string">
            <text:p>Star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ortified Wall</text:p>
          </table:table-cell>
          <table:table-cell office:value-type="string">
            <text:p>End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arketsquare</text:p>
          </table:table-cell>
          <table:table-cell office:value-type="string">
            <text:p>Early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atchtower</text:p>
          </table:table-cell>
          <table:table-cell office:value-type="string">
            <text:p>Early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Garrison</text:p>
          </table:table-cell>
          <table:table-cell office:value-type="string">
            <text:p>Early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nightstower</text:p>
          </table:table-cell>
          <table:table-cell office:value-type="string">
            <text:p>Mid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acksmith</text:p>
          </table:table-cell>
          <table:table-cell office:value-type="string">
            <text:p>Mid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hruch</text:p>
          </table:table-cell>
          <table:table-cell office:value-type="string">
            <text:p>Mid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Mid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Library</text:p>
          </table:table-cell>
          <table:table-cell table:style-name="ce1" office:value-type="string">
            <text:p>End</text:p>
          </table:table-cell>
          <table:table-cell table:style-name="ce1" office:value-type="float" office:value="75">
            <text:p>75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Magespire</text:p>
          </table:table-cell>
          <table:table-cell office:value-type="string">
            <text:p>Start</text:p>
          </table:table-cell>
          <table:table-cell office:value-type="float" office:value="0">
            <text:p>0</text:p>
          </table:table-cell>
          <table:table-cell table:style-name="ce6" office:value-type="string">
            <text:p>*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oodfountain</text:p>
          </table:table-cell>
          <table:table-cell office:value-type="string">
            <text:p>Early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Graveyard</text:p>
          </table:table-cell>
          <table:table-cell office:value-type="string">
            <text:p>Early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Crypta</text:p>
          </table:table-cell>
          <table:table-cell office:value-type="string">
            <text:p>Mid</text:p>
          </table:table-cell>
          <table:table-cell office:value-type="float" office:value="40">
            <text:p>40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Lazaruskeep</text:p>
          </table:table-cell>
          <table:table-cell office:value-type="string">
            <text:p>End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alley of thorns</text:p>
          </table:table-cell>
          <table:table-cell office:value-type="string">
            <text:p>End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byrinth</text:p>
          </table:table-cell>
          <table:table-cell office:value-type="string">
            <text:p>Mid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ennel</text:p>
          </table:table-cell>
          <table:table-cell office:value-type="string">
            <text:p>Early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eat-Dungeon</text:p>
          </table:table-cell>
          <table:table-cell office:value-type="string">
            <text:p>Mid</text:p>
          </table:table-cell>
          <table:table-cell office:value-type="float" office:value="45">
            <text:p>4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???</text:p>
          </table:table-cell>
          <table:table-cell office:value-type="string">
            <text:p>Mid</text:p>
          </table:table-cell>
          <table:table-cell table:number-columns-repeated="3"/>
        </table:table-row>
        <table:table-row table:style-name="ro2" table:number-rows-repeated="14">
          <table:table-cell table:number-columns-repeated="5"/>
        </table:table-row>
        <table:table-row table:style-name="ro1">
          <table:table-cell office:value-type="string">
            <text:p>Start – No cost</text:p>
          </table:table-cell>
          <table:table-cell table:number-columns-repeated="4"/>
        </table:table-row>
        <table:table-row table:style-name="ro1">
          <table:table-cell office:value-type="string">
            <text:p>Early – Playable at turn one with an effect playable right away</text:p>
          </table:table-cell>
          <table:table-cell table:number-columns-repeated="4"/>
        </table:table-row>
        <table:table-row table:style-name="ro1">
          <table:table-cell office:value-type="string">
            <text:p>Mid – Playable at turn one, with no effect playable right away</text:p>
          </table:table-cell>
          <table:table-cell table:number-columns-repeated="4"/>
        </table:table-row>
        <table:table-row table:style-name="ro1">
          <table:table-cell office:value-type="string">
            <text:p>End – Not playable from turn one.</text:p>
          </table:table-cell>
          <table:table-cell table:number-columns-repeated="4"/>
        </table:table-row>
      </table:table>
      <table:table table:name="Goldgain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Startinggold</text:p>
          </table:table-cell>
          <table:table-cell office:value-type="float" office:value="50">
            <text:p>50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Passive Income</text:p>
          </table:table-cell>
          <table:table-cell/>
        </table:table-row>
        <table:table-row table:style-name="ro2">
          <table:table-cell office:value-type="string">
            <text:p>Mainbuilding</text:p>
          </table:table-cell>
          <table:table-cell office:value-type="string">
            <text:p>10 Per turn</text:p>
          </table:table-cell>
        </table:table-row>
        <table:table-row table:style-name="ro2">
          <table:table-cell office:value-type="string">
            <text:p>Clerics</text:p>
          </table:table-cell>
          <table:table-cell office:value-type="string">
            <text:p>0 to 9</text:p>
          </table:table-cell>
        </table:table-row>
        <table:table-row table:style-name="ro2">
          <table:table-cell office:value-type="string">
            <text:p>Market</text:p>
          </table:table-cell>
          <table:table-cell office:value-type="string">
            <text:p>0 to 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Active Income</text:p>
          </table:table-cell>
          <table:table-cell/>
        </table:table-row>
        <table:table-row table:style-name="ro2">
          <table:table-cell office:value-type="string">
            <text:p>Killing</text:p>
          </table:table-cell>
          <table:table-cell office:value-type="string">
            <text:p>1 per Kill</text:p>
          </table:table-cell>
        </table:table-row>
        <table:table-row table:style-name="ro1">
          <table:table-cell office:value-type="string">
            <text:p>Meat-Dungeon</text:p>
          </table:table-cell>
          <table:table-cell office:value-type="string">
            <text:p>1 per Kil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6.04.2021</text:date>, <text:time>17:24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milie Zeßin</meta:initial-creator>
    <meta:creation-date>2021-04-06T13:34:59.63</meta:creation-date>
    <dc:date>2021-04-06T17:24:55.57</dc:date>
    <dc:creator>Familie Zeßin</dc:creator>
    <meta:editing-duration>PT1H16M59S</meta:editing-duration>
    <meta:editing-cycles>3</meta:editing-cycles>
    <meta:generator>OpenOffice/4.1.8$Win32 OpenOffice.org_project/418m3$Build-9803</meta:generator>
    <meta:document-statistic meta:table-count="3" meta:cell-count="242" meta:object-count="0"/>
  </office:meta>
</office:document-meta>
</file>